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2" style:family="paragraph" style:parent-style-name="Standard">
      <style:text-properties style:use-window-font-color="true" style:font-name="AppleSystemUIFont" fo:font-size="12pt" officeooo:rsid="0036a92d" officeooo:paragraph-rsid="0036a92d" style:font-size-asian="12pt"/>
    </style:style>
    <style:style style:name="P3" style:family="paragraph" style:parent-style-name="Standard">
      <style:text-properties style:use-window-font-color="true" style:font-name="inherit" fo:font-size="12pt" officeooo:rsid="002ce7b7" officeooo:paragraph-rsid="0027d0b3" style:font-size-asian="12pt"/>
    </style:style>
    <style:style style:name="T1" style:family="text">
      <style:text-properties officeooo:rsid="0035d3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ış Diyagramı</text:p>
      <text:p text:style-name="P1">1. Başla</text:p>
      <text:p text:style-name="P2"><text:span text:style-name="T1">2. </text:span>int s1, s2, s3</text:p>
      <text:p text:style-name="P2">3. oku s1, s2, s3</text:p>
      <text:p text:style-name="P2">4. Eğer (s1&gt;s2 &amp;&amp; s1&gt;s3) ise</text:p>
      <text:p text:style-name="P2">5. yaz “en büyük sayı”</text:p>
      <text:p text:style-name="P2">6. Değilse (s2&gt;s3 &amp;&amp; s2&gt;s1) ise</text:p>
      <text:p text:style-name="P2">7. Yaz “en büyük sayı”</text:p>
      <text:p text:style-name="P2">8. Değilse yaz “ en büyük sayı s3”</text:p>
      <text:p text:style-name="P2">9. Bitir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2T16:32:38.968096459</dc:date>
    <meta:editing-duration>PT13H4M5S</meta:editing-duration>
    <meta:editing-cycles>16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0" meta:word-count="46" meta:character-count="201" meta:non-whitespace-character-count="165"/>
  </office:meta>
</office:document-meta>
</file>